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Нэр: Тэмүүлэн</text:p>
      <text:p text:style-name="Standard">Гарын үсэг: Баяржавхлан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mn-Cyrl-MN" fo:language="mn" fo:script="Cyrl" fo:country="M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mn-Cyrl-MN" fo:language="mn" fo:script="Cyrl" fo:country="M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3T18:45:44.663709000</meta:creation-date>
    <dc:date>2025-08-23T18:49:22.307930000</dc:date>
    <meta:editing-duration>PT3M38S</meta:editing-duration>
    <meta:editing-cycles>1</meta:editing-cycles>
    <meta:document-statistic meta:table-count="0" meta:image-count="0" meta:object-count="0" meta:page-count="1" meta:paragraph-count="2" meta:word-count="5" meta:character-count="36" meta:non-whitespace-character-count="33"/>
    <meta:generator>LibreOffice/25.8.0.4$MacOSX_AARCH64 LibreOffice_project/48f00303701489684e67c38c28aff00cd5929e67</meta:generator>
  </office:meta>
</office:document-meta>
</file>